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icrosoft Yahei" svg:font-family="'Microsoft Yahe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icrosoft Yahei1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5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Title" style:master-page-name="Standard">
      <style:paragraph-properties style:page-number="1"/>
    </style:style>
    <style:style style:name="T1" style:family="text">
      <style:text-properties fo:background-color="#e06666" loext:char-shading-value="0"/>
    </style:style>
    <style:style style:name="T2" style:family="text">
      <style:text-properties fo:background-color="#00ff00"/>
    </style:style>
    <style:style style:name="T3" style:family="text">
      <style:text-properties fo:background-color="#ff00ff"/>
    </style:style>
    <style:style style:name="T4" style:family="text">
      <style:text-properties fo:background-color="#ffff00"/>
    </style:style>
    <style:style style:name="T5" style:family="text">
      <style:text-properties fo:background-color="#d9d9d9" loext:char-shading-value="0"/>
    </style:style>
    <style:style style:name="T6" style:family="text">
      <style:text-properties fo:color="#333333" style:font-name="Microsoft Yahei" fo:font-size="11.5pt" style:font-name-asian="Microsoft Yahei1" style:font-size-asian="11.5pt" style:font-name-complex="Microsoft Yahei1" style:font-size-complex="11.5pt" fo:background-color="#00ff00"/>
    </style:style>
    <style:style style:name="T7" style:family="text">
      <style:text-properties fo:color="#333333" style:font-name="Microsoft Yahei" fo:font-size="11.5pt" style:font-name-asian="Microsoft Yahei1" style:font-size-asian="11.5pt" style:font-name-complex="Microsoft Yahei1" style:font-size-complex="11.5pt" fo:background-color="#ffffff"/>
    </style:style>
    <style:style style:name="T8" style:family="text">
      <style:text-properties fo:background-color="#4a86e8" loext:char-shading-value="0"/>
    </style:style>
    <style:style style:name="T9" style:family="text">
      <style:text-properties fo:background-color="#cc0000" loext:char-shading-value="0"/>
    </style:style>
    <style:style style:name="T10" style:family="text">
      <style:text-properties fo:background-color="#cccccc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if7tevkq8ht2"/>武汉病毒发生时间线</text:p>
      <text:p text:style-name="Subtitle"><text:bookmark text:name="_amyojkn5qb6j"/>Wuhan Virus Timeline</text:p>
      <text:p text:style-name="Standard">12.01 金银潭收治首例病人，没有华南海鲜市场暴露史</text:p>
      <text:p text:style-name="Standard">12.10 另有3人发病，<text:span text:style-name="T1">其中2人没有华南海鲜市场暴露史</text:span></text:p>
      <text:p text:style-name="Standard">12下旬： 海鲜市场的工作人员多名出现了持续发烧</text:p>
      <text:p text:style-name="Standard">12.25 <text:span text:style-name="T2">第五医院消化内科吕小红主任听说有医护人员感染</text:span></text:p>
      <text:p text:style-name="Standard">12.30 武汉卫建委发布内部通知:</text:p>
      <text:p text:style-name="Standard"><text:tab/>武汉出现不明原因肺炎，与华南海鲜市场有关联\</text:p>
      <text:p text:style-name="Standard">12.30 李文亮，刘文，谢琳文等八个医生在微信群提醒同事 （3天后，李文良等人被武汉警方要求在一份《训诫书》上签字，承认自己的行为构成违法行为</text:p>
      <text:p text:style-name="Standard"><text:span text:style-name="T3">12.30 一名护士出现轻微感染症状</text:span></text:p>
      <text:p text:style-name="Standard">12.30 华南海鲜市场消毒</text:p>
      <text:p text:style-name="Standard">12.31 国家疾控中心向WHO驻北京办事处通报了疾病暴发</text:p>
      <text:p text:style-name="Standard">12.31 国家卫健委专家抵达武汉</text:p>
      <text:p text:style-name="Standard">13.31 武汉卫检委工会通报27例不明原因肺炎</text:p>
      <text:p text:style-name="Standard"><text:s/><text:tab/><text:span text:style-name="T2">未发现人传人，未发现医务人员感染</text:span></text:p>
      <text:p text:style-name="Standard">12.31 协和设立呼吸道传染病隔离区，</text:p>
      <text:p text:style-name="Standard"><text:s text:c="6"/><text:tab/>一层24个床位很快不足，后来发展成四层</text:p>
      <text:p text:style-name="Standard">01.01 华南海鲜市场关停</text:p>
      <text:p text:style-name="Standard">01.01 平安武汉通知八名散布谣言者被依法查处</text:p>
      <text:p text:style-name="Standard">01.02 大量环卫工清理武汉海鲜市场</text:p>
      <text:p text:style-name="Standard"><text:span text:style-name="T4">01.03 新华医院CT医生李云华发生3例CT异常</text:span></text:p>
      <text:p text:style-name="Standard"><text:span text:style-name="T2">01.第一周 第五医院急诊室病患人满为患，病人包括同一家族的成员</text:span></text:p>
      <text:p text:style-name="Standard"><text:span text:style-name="T3">01.05 同济医院急诊科医生陆俊CT异常</text:span></text:p>
      <text:p text:style-name="Standard">01.05 武汉卫健委通报患者59例</text:p>
      <text:p text:style-name="P1"><text:span text:style-name="T2">未发生明显人传人，未发现医务人员感染</text:span></text:p>
      <text:p text:style-name="P2"><text:soft-page-break/><text:span text:style-name="T5">01.06 武汉两会开幕</text:span></text:p>
      <text:p text:style-name="P2">01.06 新华医院呼吸内科医生CT异常</text:p>
      <text:p text:style-name="P2"><text:span text:style-name="T2">01.06 </text:span><text:span text:style-name="T6">武汉第五医院受到了很多疑似病例</text:span></text:p>
      <text:p text:style-name="P2">01.06 新华医院内部开会，<text:span text:style-name="T1">强调不能把情况外泄，尤其不能告诉媒体</text:span></text:p>
      <text:p text:style-name="P2"><text:span text:style-name="T8">01.06 中国疾控中心内部发文，启动二级应急响应</text:span></text:p>
      <text:p text:style-name="P2">01.07 武汉病毒所正式命名2019-nCoV</text:p>
      <text:p text:style-name="P2">01.07 周先旺在武汉两会中承诺建立一流医学院，举办首届世界大健康博览会</text:p>
      <text:p text:style-name="P2">01.08 国家卫健委专家组确认新型冠状病毒为疫情病源</text:p>
      <text:p text:style-name="P2"><text:span text:style-name="T3">01.10 李文亮治疗一名患有武汉冠状病毒的青光眼患者（其母女都感染）后也被感染了</text:span></text:p>
      <text:p text:style-name="P2"><text:span text:style-name="T9">01.10 61岁常年在华南市场采购的曾姓患者成为首例死亡</text:span></text:p>
      <text:p text:style-name="P2"><text:span text:style-name="T5">01.10 武汉两会闭幕</text:span></text:p>
      <text:p text:style-name="P2"><text:span text:style-name="T4">01.10 新华医院CT医生李云华发现30例CT异常</text:span></text:p>
      <text:p text:style-name="P2"><text:span text:style-name="T3">01.10 同济医院急诊科医生陆俊被诊断为不明原因肺炎，住院</text:span></text:p>
      <text:p text:style-name="P2"><text:span text:style-name="T3">01.11 新华医院出现第二例医务人员感染 （12.30出现的轻微症状的护士）</text:span></text:p>
      <text:p text:style-name="P2"><text:span text:style-name="T3">01.11 累计7名医务人员感染 （来源29日发表的论文） </text:span><text:s text:c="4"/></text:p>
      <text:p text:style-name="P2">01.11 武汉病毒所在一个公共数据库（gisaid）分享了武汉病毒的基因序列</text:p>
      <text:p text:style-name="P2">01.11 武汉卫健委同胞患者41例，死亡1例，并强调3号以后没有新发病例</text:p>
      <text:p text:style-name="P2"><text:tab/><text:span text:style-name="T2">未发现明显人传人，未发现医务人员感染</text:span></text:p>
      <text:p text:style-name="P2"><text:span text:style-name="T10">01.11 湖北省两会开幕</text:span></text:p>
      <text:p text:style-name="P2">01.12 一匿名武汉医生投诉国家卫健委说，官员要求医生不可在影响报告上使用病毒性肺炎（此投诉已经被删除）</text:p>
      <text:p text:style-name="P2">01.13 泰国报告了中国境外的首例确诊病例</text:p>
      <text:p text:style-name="P2"><text:span text:style-name="T8">01.15 中国疾控中心内部发文，启动一级应急响应</text:span></text:p>
      <text:p text:style-name="P2">01.16 新华医院耳鼻喉科主任梁武东CT异常</text:p>
      <text:p text:style-name="P2">01.16 武汉卫健委通报自01.03无新增病例，<text:span text:style-name="T2">不排除有限人传人，持续人传人风险低</text:span></text:p>
      <text:p text:style-name="P2"><text:span text:style-name="T5">01.17 湖北省省长王晓东强调政治永远排在首要位置</text:span></text:p>
      <text:p text:style-name="P2"><text:span text:style-name="T5">01.17 湖北省两会闭幕，期间武汉市卫健委通报无新增病例</text:span></text:p>
      <text:p text:style-name="P2"><text:soft-page-break/>01.18 武汉市卫检委通报4例新增</text:p>
      <text:p text:style-name="P2">01.18 武汉协和医院警告员工，武汉病毒可能通过唾液传播</text:p>
      <text:p text:style-name="P2"><text:span text:style-name="T4">01.18 新华医院CT医生李云华发现100例CT异常</text:span></text:p>
      <text:p text:style-name="P2">01.19 武汉卫健委通报17新增，累计62例</text:p>
      <text:p text:style-name="P2">01.20 新华医院CT饱和</text:p>
      <text:p text:style-name="P2">01.20 钟南山宣传人传人</text:p>
      <text:p text:style-name="P2">01.20 一名患者已经感染了至少14名医务人员</text:p>
      <text:p text:style-name="P2">01.22 第五医院临时建立的发热门诊库存的防护服不到100套，<text:span text:style-name="T7">仍然没有N95口罩</text:span></text:p>
      <text:p text:style-name="P2"><text:span text:style-name="T4">01.22 某大医院CT医生刘力：一天做200个CT, 143个疑似</text:span></text:p>
      <text:p text:style-name="P2"><text:span text:style-name="T8">01.22 湖北省启动二级应急响应</text:span></text:p>
      <text:p text:style-name="P2">01.23 武汉封城</text:p>
      <text:p text:style-name="P2"><text:span text:style-name="T8">01.23 浙江，广东，湖北启动一级应急响应</text:span></text:p>
      <text:p text:style-name="P2"><text:span text:style-name="T8">01.24 湖北省启动一级应急响应</text:span></text:p>
      <text:p text:style-name="P2"><text:span text:style-name="T9">01.25 新华医院耳鼻喉科主任武梁东去世</text:span></text:p>
      <text:p text:style-name="P2">01.27 武汉市市长周先旺说，“我获得信息，授权之后，才能披露”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icrosoft Yahei" svg:font-family="'Microsoft Yahe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icrosoft Yahei1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6" meta:word-count="1285" meta:character-count="1668" meta:non-whitespace-character-count="1587"/>
    <meta:generator>LibreOfficeDev/6.0.5.2$Linux_X86_64 LibreOffice_project/</meta:generator>
  </office:meta>
</office:document-meta>
</file>